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hotkey commands for different operating systems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-program-in-ide"/>Run program (in IDE)<text:bookmark-end text:name="run-program-in-ide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0Z</meta:creation-date>
    <dc:date>2021-06-03T01:33:30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